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7F600001F874CC8B1E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imes New Roman1" svg:font-family="'Times New Roman'"/>
    <style:font-face style:name="sans-serif" svg:font-family="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15" style:family="paragraph" style:parent-style-name="Text_20_body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49cm" style:auto-text-indent="false" fo:background-color="transparent">
        <style:background-image/>
      </style:paragraph-properties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P28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9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30" style:family="paragraph" style:parent-style-name="Normal_20__28_Web_29_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fo:color="#000000" style:font-name="Times New Roman" fo:font-size="14pt" style:font-size-asian="14pt" style:font-size-complex="14pt"/>
    </style:style>
    <style:style style:name="P31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 fo:background-color="transparent">
        <style:background-image/>
      </style:paragraph-properties>
      <style:text-properties fo:color="#000000" style:font-name="Times New Roman" fo:background-color="transparent"/>
    </style:style>
    <style:style style:name="P32" style:family="paragraph" style:parent-style-name="List_20_Paragraph">
      <style:paragraph-properties fo:margin-left="1.251cm" fo:margin-right="0cm" fo:line-height="150%" fo:text-align="justify" style:justify-single-word="false" fo:text-indent="0cm" style:auto-text-indent="false" fo:background-color="transparent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style:font-size-asian="14pt" style:font-name-complex="Times New Roman2" style:font-size-complex="14pt"/>
    </style:style>
    <style:style style:name="T3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4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5" style:family="text">
      <style:text-properties fo:color="#000000" style:font-name="Times New Roman" fo:font-size="14pt" fo:font-style="italic" fo:font-weight="bold" style:font-size-asian="14pt" style:font-weight-asian="bold" style:font-name-complex="Times New Roman2" style:font-size-complex="14pt"/>
    </style:style>
    <style:style style:name="T6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7" style:family="text">
      <style:text-properties fo:color="#000000" style:font-name="Times New Roman" fo:font-size="14pt" fo:font-style="normal" style:font-size-asian="14pt" style:font-style-asian="normal" style:font-name-complex="Times New Roman2" style:font-size-complex="14pt" style:font-style-complex="normal"/>
    </style:style>
    <style:style style:name="T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11" style:family="text">
      <style:text-properties fo:color="#000000" style:font-name="Times New Roman"/>
    </style:style>
    <style:style style:name="T12" style:family="text">
      <style:text-properties fo:color="#000000" style:font-name="Courier New1" fo:font-size="9.5pt" fo:language="en" fo:country="US" style:font-name-asian="Consolas" style:font-size-asian="9.5pt" style:font-name-complex="Consolas" style:font-size-complex="9.5pt"/>
    </style:style>
    <style:style style:name="T13" style:family="text">
      <style:text-properties fo:color="#000000" style:font-name="Courier New1" fo:font-size="9pt" fo:language="en" fo:country="US" style:font-name-asian="Consolas" style:font-size-asian="9pt" style:font-name-complex="Consolas" style:font-size-complex="9pt"/>
    </style:style>
    <style:style style:name="T14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5" style:family="text">
      <style:text-properties fo:color="#000000" fo:font-size="9.5pt" style:font-name-asian="Consolas" style:font-size-asian="9.5pt" style:font-name-complex="Consolas" style:font-size-complex="9.5pt"/>
    </style:style>
    <style:style style:name="T16" style:family="text">
      <style:text-properties fo:color="#000000" style:font-name-asian="Consolas" style:font-name-complex="Consolas"/>
    </style:style>
    <style:style style:name="T1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19" style:family="text">
      <style:text-properties fo:color="#0000ff" style:font-name="Courier New1" fo:font-size="9.5pt" fo:language="en" fo:country="US" style:font-name-asian="Consolas" style:font-size-asian="9.5pt" style:font-name-complex="Consolas" style:font-size-complex="9.5pt"/>
    </style:style>
    <style:style style:name="T20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21" style:family="text">
      <style:text-properties fo:color="#0000ff" fo:font-size="9.5pt" style:font-name-asian="Consolas" style:font-size-asian="9.5pt" style:font-name-complex="Consolas" style:font-size-complex="9.5pt"/>
    </style:style>
    <style:style style:name="T22" style:family="text">
      <style:text-properties fo:color="#0000ff" style:font-name-asian="Consolas" style:font-name-complex="Consolas"/>
    </style:style>
    <style:style style:name="T23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name-complex="Times New Roman2" style:font-size-complex="14pt" style:font-style-complex="normal"/>
    </style:style>
    <style:style style:name="T24" style:family="text">
      <style:text-properties fo:font-variant="normal" fo:text-transform="none" fo:color="#000000" style:font-name="Times New Roman1" fo:letter-spacing="normal" fo:font-style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2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normal" style:font-name-complex="Times New Roman2" style:font-size-complex="14pt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weight-asian="bold" style:font-name-complex="Times New Roman2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weight-asian="bold" style:font-name-complex="Times New Roman2" style:font-size-complex="14pt"/>
    </style:style>
    <style:style style:name="T29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weight-asian="bold" style:font-name-complex="Times New Roman2" style:font-size-complex="14pt"/>
    </style:style>
    <style:style style:name="T30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name-asian="Segoe UI1" style:font-size-asian="14pt" style:font-weight-asian="bold" style:font-name-complex="Segoe UI1" style:font-size-complex="14pt"/>
    </style:style>
    <style:style style:name="T31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text-blinking="false" fo:background-color="transparent" style:font-name-asian="Segoe UI1" style:font-size-asian="9pt" style:font-weight-asian="bold" style:font-name-complex="Segoe UI1" style:font-size-complex="9pt"/>
    </style:style>
    <style:style style:name="T32" style:family="text">
      <style:text-properties fo:font-variant="normal" fo:text-transform="none" fo:color="#000000" style:text-line-through-style="none" style:font-name="Segoe UI1" fo:font-size="9pt" fo:letter-spacing="normal" fo:font-style="normal" style:text-underline-style="none" fo:font-weight="normal" style:text-blinking="false" fo:background-color="transparent" style:font-name-asian="Segoe UI1" style:font-size-asian="9pt" style:font-weight-asian="bold" style:font-name-complex="Segoe UI1" style:font-size-complex="9pt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name-complex="Times New Roman2" style:font-size-complex="14pt" style:font-style-complex="normal"/>
    </style:style>
    <style:style style:name="T34" style:family="text">
      <style:text-properties fo:font-variant="normal" fo:text-transform="none" style:font-name="Times New Roman1" fo:letter-spacing="normal" fo:font-style="normal" fo:font-weight="normal"/>
    </style:style>
    <style:style style:name="T35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name-complex="Times New Roman2" style:font-size-complex="14pt" style:font-style-complex="normal"/>
    </style:style>
    <style:style style:name="T36" style:family="text">
      <style:text-properties fo:font-variant="normal" fo:text-transform="none" fo:font-size="14pt" fo:letter-spacing="normal" fo:font-style="normal" fo:font-weight="normal"/>
    </style:style>
    <style:style style:name="T37" style:family="text">
      <style:text-properties fo:font-variant="normal" fo:text-transform="none" fo:font-size="14pt" fo:letter-spacing="normal" fo:font-style="normal" fo:font-weight="normal" style:font-size-asian="14pt" style:font-style-asian="normal" style:font-name-complex="Times New Roman2" style:font-size-complex="14pt" style:font-style-complex="normal"/>
    </style:style>
    <style:style style:name="T38" style:family="text">
      <style:text-properties fo:language="ru" fo:country="RU"/>
    </style:style>
    <style:style style:name="T39" style:family="text">
      <style:text-properties fo:font-size="14pt" fo:font-style="italic" style:font-size-asian="14pt" style:font-style-asian="italic" style:font-name-complex="Times New Roman2" style:font-size-complex="14pt"/>
    </style:style>
    <style:style style:name="T40" style:family="text">
      <style:text-properties fo:font-size="14pt" fo:font-style="normal" style:font-size-asian="14pt" style:font-style-asian="normal" style:font-name-complex="Times New Roman2" style:font-size-complex="14pt" style:font-style-complex="normal"/>
    </style:style>
    <style:style style:name="T41" style:family="text">
      <style:text-properties style:font-name="Times New Roman"/>
    </style:style>
    <style:style style:name="T42" style:family="text">
      <style:text-properties fo:language="en" fo:country="US"/>
    </style:style>
    <style:style style:name="T43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44" style:family="text">
      <style:text-properties style:font-name="Times New Roman" fo:font-size="14pt" fo:font-style="normal" style:font-size-asian="14pt" style:font-style-asian="normal" style:font-name-complex="Times New Roman2" style:font-size-complex="14pt" style:font-style-complex="normal"/>
    </style:style>
    <style:style style:name="T4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46" style:family="text">
      <style:text-properties fo:color="#a31515" fo:font-size="9.5pt" style:font-name-asian="Consolas" style:font-size-asian="9.5pt" style:font-name-complex="Consolas" style:font-size-complex="9.5pt"/>
    </style:style>
    <style:style style:name="T47" style:family="text">
      <style:text-properties fo:color="#a31515" style:font-name-asian="Consolas" style:font-name-complex="Consola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 </text:p>
      <text:p text:style-name="P12">Федеральное государственное бюджетное образовательное учреждение </text:p>
      <text:p text:style-name="P12">высшего образования «Тульский государственный университет» </text:p>
      <text:p text:style-name="P12">Кафедра вычислительной техники </text:p>
      <text:p text:style-name="P12"/>
      <text:p text:style-name="P12">Отчет по лабораторной работе №11</text:p>
      <text:p text:style-name="P15"><text:span text:style-name="T24">Жадные алгоритмы </text:span><text:s/></text:p>
      <text:p text:style-name="P13">Вариант 6</text:p>
      <text:p text:style-name="P19">Выполнил студент группы 220681</text:p>
      <text:p text:style-name="P19">Гришанов Александр Александрович</text:p>
      <text:p text:style-name="P19"/>
      <text:p text:style-name="P19">Проверил:</text:p>
      <text:p text:style-name="P17">Доц. Афанасьева Светлана Михайловна</text:p>
      <text:p text:style-name="P19"/>
      <text:p text:style-name="P18"/>
      <text:p text:style-name="P18"/>
      <text:p text:style-name="P18"/>
      <text:p text:style-name="P18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>Тула 2019</text:p>
      <text:p text:style-name="P14"><text:soft-page-break/>1. Цель работы</text:p>
      <text:p text:style-name="P30"><text:span text:style-name="T34">Ознакомиться с методами решения задач, используя жадные алгоритмы.</text:span><text:span text:style-name="T34"> </text:span></text:p>
      <text:p text:style-name="P16">2. Теоретическая справка</text:p>
      <text:p text:style-name="P25"><text:span text:style-name="T5"><text:tab/></text:span><text:span text:style-name="T26">Жадный алгоритм</text:span><text:span text:style-name="T27"> </text:span><text:span text:style-name="T25">— алгоритм, заключающийся в принятии локальн</text:span><text:span text:style-name="T28">о</text:span><text:span text:style-name="T25"> </text:span><text:span text:style-name="T30">оптимальных решений </text:span><text:span text:style-name="T25">на каждом этапе, допуская, что конечное решение также окажется оптимальным. Известно, что если структура задачи задается </text:span><text:a xlink:type="simple" xlink:href="https://ru.wikipedia.org/wiki/Матроид" text:style-name="Internet_20_link" text:visited-style-name="Visited_20_Internet_20_Link"><text:span text:style-name="T29">матроидом</text:span></text:a><text:span text:style-name="T25">, тогда применение жадного алгоритма выдаст глобальный оптимум. </text:span></text:p>
      <text:p text:style-name="P27"/>
      <text:p text:style-name="P2">3. Задания</text:p>
      <text:p text:style-name="P26">3.1 Задания:</text:p>
      <text:p text:style-name="P31"><text:span text:style-name="T39">Задание 1:</text:span><text:span text:style-name="T40"> </text:span><text:span text:style-name="T37">Написать программу для решения задачи, используя жадные алгоритмы. В некоей воинской части есть сапожник. Рабочий день сапожника длится N минут. Заведующий складом оценивает работу сапожника по количеству починенной обуви, независимо от того, насколько сложный ремонт требовался в каждом случае. Дано k сапог, нуждающихся в починке. Определите какое максимальное количество из них сапожник сможет починить за один рабочий день. Входные данные: в первой строке вводятся число N (натуральное, не превышает 1000), и число k (натуральное, не превышает 500). Затем идет k чисел – количество минут, которые требуются чтобы починить i-й сапог (времена – натуральные числа, не превосходят 100). Выходные </text:span><text:span text:style-name="T36">данные: выведите единственное число – максимальное количество сапог, которые можно починить за один рабочий день.</text:span></text:p>
      <text:p text:style-name="P32"><text:span text:style-name="T4">3.</text:span><text:span text:style-name="T6">2</text:span><text:span text:style-name="T4"> Алгоритмы:</text:span></text:p>
      <text:p text:style-name="P1"><text:tab/><text:span text:style-name="T38">Жадный алгоритм предполагает взятие всех значений времени, их сортировке и дальнейшем вычитании из дневного норматива.</text:span></text:p>
      <text:p text:style-name="P10"><text:soft-page-break/><text:span text:style-name="T2"><text:tab/></text:span><text:span text:style-name="T4">3.3 Тестирование:</text:span></text:p>
      <text:p text:style-name="P10"><text:span text:style-name="T2"><text:tab/><text:tab/></text:span><text:span text:style-name="T3">3.3.1 Тестирование программы для задачи 1</text:span></text:p>
      <text:p text:style-name="P20">Работает исправно если не вводить буквы вместо цифр.</text:p>
      <text:p text:style-name="P5"><text:tab/></text:p>
      <text:p text:style-name="P21">Список литературы</text:p>
      <text:p text:style-name="P10"><text:span text:style-name="T2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2">;</text:span></text:p>
      <text:p text:style-name="P6">2. Методические указания к лабораторным работам(Электронное пособие).</text:p>
      <text:p text:style-name="P7">Приложения</text:p>
      <text:p text:style-name="P4">Приложение 1.1 </text:p>
      <text:p text:style-name="P3">Исходный код задания 1</text:p>
      <text:p text:style-name="P23"><text:span text:style-name="T8"><text:s/><text:tab/> </text:span><text:span text:style-name="T20">static</text:span><text:span text:style-name="T13"> </text:span><text:span text:style-name="T20">void</text:span><text:span text:style-name="T13"> Main(</text:span><text:span text:style-name="T20">string</text:span><text:span text:style-name="T13">[] args)</text:span><text:span text:style-name="T14"> <text:s text:c="7"/>{</text:span></text:p>
      <text:p text:style-name="P24"><text:span text:style-name="T16"><text:s text:c="12"/></text:span><text:span text:style-name="T22">int</text:span><text:span text:style-name="T16"> N = Convert.ToInt32(Console.ReadLine());</text:span></text:p>
      <text:p text:style-name="P24"><text:span text:style-name="T16"><text:s text:c="12"/></text:span><text:span text:style-name="T22">int</text:span><text:span text:style-name="T16"> n = Convert.ToInt32(Console.ReadLine());</text:span></text:p>
      <text:p text:style-name="P24"><text:span text:style-name="T16"><text:s text:c="12"/></text:span><text:span text:style-name="T22">int</text:span><text:span text:style-name="T16">[] time = </text:span><text:span text:style-name="T22">new</text:span><text:span text:style-name="T16"> </text:span><text:span text:style-name="T22">int</text:span><text:span text:style-name="T16">[n];</text:span></text:p>
      <text:p text:style-name="P24"><text:span text:style-name="T16"><text:s text:c="12"/></text:span><text:span text:style-name="T22">for</text:span><text:span text:style-name="T16">(</text:span><text:span text:style-name="T22">int</text:span><text:span text:style-name="T16"> i = 0; i &lt; n; i++) <text:s text:c="11"/>{</text:span></text:p>
      <text:p text:style-name="P24"><text:span text:style-name="T16"><text:s text:c="16"/>Console.WriteLine(</text:span><text:span text:style-name="T47">$"val </text:span><text:span text:style-name="T16">{i+1}</text:span><text:span text:style-name="T47">? = "</text:span><text:span text:style-name="T16">);</text:span></text:p>
      <text:p text:style-name="P22"><text:s text:c="16"/>time[i]= Convert.ToInt32(Console.ReadLine()); <text:s text:c="11"/>}</text:p>
      <text:p text:style-name="P22"><text:s text:c="12"/>Console.WriteLine(So(time,N)); <text:s text:c="7"/>}</text:p>
      <text:p text:style-name="P24"><text:span text:style-name="T16"><text:s text:c="8"/></text:span><text:span text:style-name="T22">static</text:span><text:span text:style-name="T16"> </text:span><text:span text:style-name="T22">int</text:span><text:span text:style-name="T16"> So(</text:span><text:span text:style-name="T22">int</text:span><text:span text:style-name="T16">[]time, </text:span><text:span text:style-name="T22">int</text:span><text:span text:style-name="T16"> N) <text:s text:c="7"/>{</text:span></text:p>
      <text:p text:style-name="P24"><text:span text:style-name="T16"><text:s text:c="12"/></text:span><text:span text:style-name="T22">int</text:span><text:span text:style-name="T16"> res = 0;</text:span></text:p>
      <text:p text:style-name="P22"><text:s text:c="12"/>Array.Sort(time);</text:p>
      <text:p text:style-name="P24"><text:span text:style-name="T16"><text:s text:c="12"/></text:span><text:span text:style-name="T22">bool</text:span><text:span text:style-name="T16"> ex = </text:span><text:span text:style-name="T22">false</text:span><text:span text:style-name="T16">;</text:span></text:p>
      <text:p text:style-name="P24"><text:span text:style-name="T16"><text:s text:c="12"/></text:span><text:span text:style-name="T22">int</text:span><text:span text:style-name="T16"> i = 0;</text:span></text:p>
      <text:p text:style-name="P24"><text:span text:style-name="T16"><text:s text:c="12"/></text:span><text:span text:style-name="T22">while</text:span><text:span text:style-name="T16"> (!ex) <text:s text:c="11"/>{</text:span></text:p>
      <text:p text:style-name="P24"><text:span text:style-name="T16"><text:s text:c="16"/></text:span><text:span text:style-name="T22">if</text:span><text:span text:style-name="T16"> (N-time[i] &lt; 0) <text:s text:c="15"/>{</text:span></text:p>
      <text:p text:style-name="P24"><text:span text:style-name="T16"><text:s text:c="20"/>ex = </text:span><text:span text:style-name="T22">true</text:span><text:span text:style-name="T16">; <text:s text:c="15"/>}</text:span></text:p>
      <text:p text:style-name="P24"><text:span text:style-name="T16"><text:s text:c="16"/></text:span><text:span text:style-name="T22">if</text:span><text:span text:style-name="T16"> (i &gt;= time.Length) <text:s text:c="15"/>{</text:span></text:p>
      <text:p text:style-name="P24"><text:span text:style-name="T16"><text:s text:c="20"/>ex = </text:span><text:span text:style-name="T22">true</text:span><text:span text:style-name="T16">; <text:s text:c="15"/>}</text:span></text:p>
      <text:p text:style-name="P22"><text:s text:c="16"/>N -= time[i];</text:p>
      <text:p text:style-name="P24"><text:span text:style-name="T16"><text:s text:c="16"/>i++; res++; } </text:span><text:span text:style-name="T22">return</text:span><text:span text:style-name="T16"> res-1; <text:s text:c="7"/>}</text:span></text:p>
      <text:p text:style-name="P4"><text:soft-page-break/>Приложение 1.2</text:p>
      <text:p text:style-name="P3">Тест задания 1</text:p>
      <text:p text:style-name="P8"><draw:frame draw:style-name="fr1" draw:name="Графический объект1" text:anchor-type="paragraph" svg:width="2.037cm" svg:height="8.072cm" draw:z-index="0"><draw:image xlink:href="Pictures/20000007000007F600001F874CC8B1E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imes New Roman1" svg:font-family="'Times New Roman'"/>
    <style:font-face style:name="sans-serif" svg:font-family="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43</meta:editing-cycles>
    <meta:print-date>2019-09-23T21:17:18.47</meta:print-date>
    <meta:creation-date>2019-04-02T15:10:00</meta:creation-date>
    <dc:date>2019-11-18T23:33:49.30</dc:date>
    <meta:editing-duration>PT6H45M26S</meta:editing-duration>
    <meta:generator>OpenOffice/4.1.6$Win32 OpenOffice.org_project/416m1$Build-9790</meta:generator>
    <meta:document-statistic meta:table-count="0" meta:image-count="1" meta:object-count="0" meta:page-count="4" meta:paragraph-count="54" meta:word-count="353" meta:character-count="29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